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margin-left="0cm" fo:margin-right="0cm" fo:text-align="start" style:justify-single-word="false" fo:text-indent="2.037cm" style:auto-text-indent="false"/>
      <style:text-properties fo:font-size="14pt" style:font-size-asian="14pt" style:font-size-complex="14pt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4pt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20pt" fo:font-weight="bold" style:font-size-asian="20pt" style:font-weight-asian="bold" style:font-size-complex="20pt" style:font-weight-complex="bold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font-name="Consolas" fo:font-size="10pt" style:font-name-asian="Consolas" style:font-size-asian="10pt" style:font-name-complex="Consolas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1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Consolas" fo:font-size="10pt" style:font-name-asian="Consolas" style:font-size-asian="10pt" style:font-name-complex="Consolas" style:font-size-complex="10pt"/>
    </style:style>
    <style:style style:name="P1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Times New Roman" fo:font-size="12pt" style:font-name-asian="Consolas" style:font-size-asian="12pt" style:font-name-complex="Consolas" style:font-size-complex="12pt"/>
    </style:style>
    <style:style style:name="P1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color="#000000" style:font-name="Consolas" fo:font-size="10pt" style:font-name-asian="Consolas" style:font-size-asian="10pt" style:font-name-complex="Consolas" style:font-size-complex="10pt"/>
    </style:style>
    <style:style style:name="P1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color="#000000" style:font-name="Georgia" fo:font-size="12pt" style:font-name-asian="Consolas" style:font-size-asian="12pt" style:font-name-complex="Consolas" style:font-size-complex="12pt"/>
    </style:style>
    <style:style style:name="P1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Georgia" fo:font-size="12pt" style:font-name-asian="Consolas" style:font-size-asian="12pt" style:font-name-complex="Consolas" style:font-size-complex="12pt"/>
    </style:style>
    <style:style style:name="P18" style:family="paragraph" style:parent-style-name="Standard">
      <style:paragraph-properties fo:margin-left="0cm" fo:margin-right="0cm" fo:text-align="start" style:justify-single-word="false" fo:text-indent="0.953cm" style:auto-text-indent="false"/>
      <style:text-properties fo:font-size="16pt" style:font-size-asian="16pt" style:font-size-complex="16pt"/>
    </style:style>
    <style:style style:name="P19" style:family="paragraph" style:parent-style-name="Standard">
      <style:paragraph-properties fo:margin-left="0cm" fo:margin-right="0cm" fo:text-align="start" style:justify-single-word="false" fo:text-indent="1.984cm" style:auto-text-indent="false"/>
      <style:text-properties fo:font-size="14pt" style:font-size-asian="14pt" style:font-size-complex="14pt"/>
    </style:style>
    <style:style style:name="P20" style:family="paragraph" style:parent-style-name="Standard">
      <style:paragraph-properties fo:margin-left="0cm" fo:margin-right="0cm" fo:text-align="start" style:justify-single-word="false" fo:text-indent="1.984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left="2.011cm" fo:margin-right="0cm" fo:text-align="justify" style:justify-single-word="false" fo:text-indent="1.984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left="2.011cm" fo:margin-right="1.482cm" fo:text-align="justify" style:justify-single-word="false" fo:text-indent="1.984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left="0cm" fo:margin-right="0cm" fo:text-align="start" style:justify-single-word="false" fo:text-indent="2.011cm" style:auto-text-indent="false"/>
      <style:text-properties fo:font-size="16pt" style:font-size-asian="16pt" style:font-size-complex="16pt"/>
    </style:style>
    <style:style style:name="P24" style:family="paragraph" style:parent-style-name="Text_20_body">
      <style:text-properties style:font-name="Arial" fo:font-size="14pt" fo:font-weight="bold" style:font-size-asian="14pt" style:font-weight-asian="bold" style:font-size-complex="14pt" style:font-weight-complex="bold"/>
    </style:style>
    <style:style style:name="P25" style:family="paragraph" style:parent-style-name="Text_20_body">
      <style:paragraph-properties fo:margin-left="0cm" fo:margin-right="0cm" fo:text-align="justify" style:justify-single-word="false" fo:text-indent="0.75cm" style:auto-text-indent="false"/>
      <style:text-properties style:font-name="Georgia" fo:font-style="normal" fo:font-weight="normal" style:font-style-asian="normal" style:font-weight-asian="normal" style:font-style-complex="normal" style:font-weight-complex="normal"/>
    </style:style>
    <style:style style:name="P26" style:family="paragraph" style:parent-style-name="Text_20_body">
      <style:paragraph-properties fo:margin-left="0cm" fo:margin-right="0cm" fo:text-align="justify" style:justify-single-word="false" fo:text-indent="0.9cm" style:auto-text-indent="false"/>
      <style:text-properties style:font-name="Georgia" fo:font-size="12pt" style:font-size-asian="12pt" style:font-size-complex="12pt"/>
    </style:style>
    <style:style style:name="P27" style:family="paragraph" style:parent-style-name="Text_20_body">
      <style:paragraph-properties fo:margin-left="0cm" fo:margin-right="0cm" fo:text-align="justify" style:justify-single-word="false" fo:text-indent="0.9cm" style:auto-text-indent="false">
        <style:tab-stops/>
      </style:paragraph-properties>
      <style:text-properties style:font-name="Georgia" fo:font-size="12pt" style:font-size-asian="12pt" style:font-size-complex="12pt"/>
    </style:style>
    <style:style style:name="P28" style:family="paragraph" style:parent-style-name="Heading_20_1">
      <style:paragraph-properties fo:margin-left="0cm" fo:margin-right="0cm" fo:text-indent="0cm" style:auto-text-indent="false"/>
      <style:text-properties style:font-name="Arial" fo:font-size="16pt" style:font-size-asian="16pt" style:font-size-complex="16pt"/>
    </style:style>
    <style:style style:name="P29" style:family="paragraph" style:parent-style-name="Heading_20_1">
      <style:paragraph-properties fo:margin-left="0cm" fo:margin-right="0cm" fo:text-indent="0cm" style:auto-text-indent="false"/>
      <style:text-properties style:font-name="Arial" fo:font-size="16pt" fo:font-style="normal" style:font-size-asian="16pt" style:font-style-asian="normal" style:font-size-complex="16pt" style:font-style-complex="normal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31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2" style:family="paragraph" style:parent-style-name="Heading_20_2">
      <style:paragraph-properties fo:margin-left="0.75cm" fo:margin-right="0cm" fo:text-indent="0cm" style:auto-text-indent="false">
        <style:tab-stops/>
      </style:paragraph-properties>
      <style:text-properties style:font-name="Arial" fo:font-style="italic" style:font-style-asian="italic" style:font-style-complex="italic"/>
    </style:style>
    <style:style style:name="P33" style:family="paragraph" style:parent-style-name="Heading_20_2">
      <style:paragraph-properties fo:margin-left="0.75cm" fo:margin-right="0cm" fo:text-indent="0cm" style:auto-text-indent="false">
        <style:tab-stops/>
      </style:paragraph-properties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P34" style:family="paragraph" style:parent-style-name="Heading_20_2">
      <style:paragraph-properties fo:margin-left="0.75cm" fo:margin-right="0cm" fo:text-indent="0cm" style:auto-text-indent="false">
        <style:tab-stops/>
      </style:paragraph-properties>
      <style:text-properties style:font-name="Arial" fo:font-size="14pt" fo:font-style="italic" style:font-size-asian="14pt" style:font-style-asian="italic" style:font-size-complex="14pt" style:font-style-complex="italic"/>
    </style:style>
    <style:style style:name="P35" style:family="paragraph" style:parent-style-name="Heading_20_2">
      <style:paragraph-properties fo:margin-left="0.75cm" fo:margin-right="0cm" fo:text-indent="0cm" style:auto-text-indent="false"/>
      <style:text-properties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36" style:family="paragraph" style:parent-style-name="Heading_20_2">
      <style:paragraph-properties fo:margin-left="0.75cm" fo:margin-right="0cm" fo:text-indent="0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37" style:family="paragraph" style:parent-style-name="Text_20_body" style:list-style-name="L1">
      <style:text-properties style:font-name="Georgia"/>
    </style:style>
    <style:style style:name="P38" style:family="paragraph" style:parent-style-name="Text_20_body" style:list-style-name="L3">
      <style:text-properties style:font-name="Georgia"/>
    </style:style>
    <style:style style:name="P39" style:family="paragraph" style:parent-style-name="Text_20_body" style:list-style-name="L4">
      <style:text-properties style:font-name="Georgia"/>
    </style:style>
    <style:style style:name="P40" style:family="paragraph" style:parent-style-name="Text_20_body">
      <style:paragraph-properties fo:margin-left="0cm" fo:margin-right="0cm" fo:text-align="justify" style:justify-single-word="false" fo:text-indent="0.75cm" style:auto-text-indent="false"/>
      <style:text-properties style:font-name="Georgia" fo:font-size="12pt" fo:font-style="normal" style:font-size-asian="12pt" style:font-style-asian="normal" style:font-size-complex="12pt" style:font-style-complex="normal"/>
    </style:style>
    <style:style style:name="P41" style:family="paragraph" style:parent-style-name="Text_20_body" style:list-style-name="L2">
      <style:paragraph-properties fo:margin-left="0cm" fo:margin-right="0cm" fo:text-align="justify" style:justify-single-word="false" fo:text-indent="0.75cm" style:auto-text-indent="false"/>
      <style:text-properties style:font-name="Georgia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color="#008080"/>
    </style:style>
    <style:style style:name="T4" style:family="text">
      <style:text-properties fo:color="#008080" fo:font-style="normal" style:font-style-asian="normal" style:font-style-complex="normal"/>
    </style:style>
    <style:style style:name="T5" style:family="text">
      <style:text-properties fo:color="#008080" style:font-name="Consolas" fo:font-size="10pt" style:font-size-asian="10pt" style:font-size-complex="10pt"/>
    </style:style>
    <style:style style:name="T6" style:family="text">
      <style:text-properties fo:color="#008080" style:font-name="Consolas" fo:font-size="10pt" style:font-name-asian="Consolas" style:font-size-asian="10pt" style:font-name-complex="Consolas" style:font-size-complex="10pt"/>
    </style:style>
    <style:style style:name="T7" style:family="text">
      <style:text-properties fo:color="#008080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color="#008080" style:text-underline-style="none"/>
    </style:style>
    <style:style style:name="T9" style:family="text">
      <style:text-properties fo:color="#3f7f7f"/>
    </style:style>
    <style:style style:name="T10" style:family="text">
      <style:text-properties fo:color="#3f7f7f" fo:font-style="normal" style:font-style-asian="normal" style:font-style-complex="normal"/>
    </style:style>
    <style:style style:name="T11" style:family="text">
      <style:text-properties fo:color="#3f7f7f" style:font-name="Consolas" fo:font-size="10pt" style:font-size-asian="10pt" style:font-size-complex="10pt"/>
    </style:style>
    <style:style style:name="T12" style:family="text">
      <style:text-properties fo:color="#3f7f7f" style:font-name="Consolas" fo:font-size="10pt" style:font-name-asian="Consolas" style:font-size-asian="10pt" style:font-name-complex="Consolas" style:font-size-complex="10pt"/>
    </style:style>
    <style:style style:name="T13" style:family="text">
      <style:text-properties fo:color="#3f7f7f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color="#3f7f7f" style:text-underline-style="none"/>
    </style:style>
    <style:style style:name="T15" style:family="text">
      <style:text-properties fo:color="#7f007f"/>
    </style:style>
    <style:style style:name="T16" style:family="text">
      <style:text-properties fo:color="#7f007f" fo:font-style="normal" style:font-style-asian="normal" style:font-style-complex="normal"/>
    </style:style>
    <style:style style:name="T17" style:family="text">
      <style:text-properties fo:color="#7f007f" style:font-name="Consolas" fo:font-size="10pt" style:font-size-asian="10pt" style:font-size-complex="10pt"/>
    </style:style>
    <style:style style:name="T18" style:family="text">
      <style:text-properties fo:color="#7f007f"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color="#000000"/>
    </style:style>
    <style:style style:name="T20" style:family="text">
      <style:text-properties fo:color="#000000" fo:font-style="normal" style:font-style-asian="normal" style:font-style-complex="normal"/>
    </style:style>
    <style:style style:name="T21" style:family="text">
      <style:text-properties fo:color="#000000" style:font-name="Consolas" fo:font-size="10pt" style:font-size-asian="10pt" style:font-size-complex="10pt"/>
    </style:style>
    <style:style style:name="T22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color="#000000" style:text-underline-style="none"/>
    </style:style>
    <style:style style:name="T24" style:family="text">
      <style:text-properties fo:color="#2a00ff" fo:font-style="italic" style:font-style-asian="italic" style:font-style-complex="italic"/>
    </style:style>
    <style:style style:name="T25" style:family="text">
      <style:text-properties fo:color="#2a00ff"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color="#2a00ff" style:font-name="Consolas" fo:font-size="10pt" fo:font-style="italic" style:font-size-asian="10pt" style:font-style-asian="italic" style:font-size-complex="10pt" style:font-style-complex="italic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OLITECHNIKA KRAKOWSKA</text:p>
      <text:p text:style-name="P3">WYDZIAŁ FIZYKI, MATEMATYKI I</text:p>
      <text:p text:style-name="P3">INFORMATYKI STOSOWANEJ</text:p>
      <text:p text:style-name="Horizontal_20_Line"/>
      <text:p text:style-name="P5"/>
      <text:p text:style-name="P18"/>
      <text:p text:style-name="P18"/>
      <text:p text:style-name="P23">Kierunek: Informatyka</text:p>
      <text:p text:style-name="P5"/>
      <text:p text:style-name="P5"/>
      <text:p text:style-name="P6"/>
      <text:p text:style-name="P7"/>
      <text:p text:style-name="P9"/>
      <text:p text:style-name="P9"><text:title/>PROJEKT </text:p>
      <text:p text:style-name="P9">SYSTEMY WBUDOWANE</text:p>
      <text:p text:style-name="P8"/>
      <text:p text:style-name="P8"/>
      <text:p text:style-name="P21"/>
      <text:p text:style-name="P21"/>
      <text:p text:style-name="P22">Internetowa kamera klient-serwer z wykorzystaniem <text:s/>telefonu z systemem Android (serwer) oraz komputera lub innego urządzenia posiadającego przeglądarkę z obsługą protokołu HTTP (klient).</text:p>
      <text:p text:style-name="P2"/>
      <text:p text:style-name="P2"/>
      <text:p text:style-name="P2"/>
      <text:p text:style-name="P2"/>
      <text:p text:style-name="P2"/>
      <text:p text:style-name="P2"/>
      <text:p text:style-name="P20">Autorzy:</text:p>
      <text:p text:style-name="P19"/>
      <text:p text:style-name="P19">Konrad Zapała</text:p>
      <text:p text:style-name="P19">Tomasz Ziębiec</text:p>
      <text:p text:style-name="P2"/>
      <text:p text:style-name="P2"/>
      <text:p text:style-name="P2"/>
      <text:p text:style-name="P2"/>
      <text:p text:style-name="P2">Kraków 2012</text:p>
      <text:p text:style-name="P2"/>
      <text:h text:style-name="P28" text:outline-level="1"><text:soft-page-break/>Wstęp.</text:h>
      <text:h text:style-name="P34" text:outline-level="2">Założenia projektu</text:h>
      <text:p text:style-name="P26">Aplikacja powinna być napisana pod telefony z systemem Android. Powinna działać jako serwer, natomiast komputer który się łączy z telefonem jako klient. Telefon na podstawie swojej kamerki internetowej generuje obraz, który następnie jest wysyłany przez sieć Wifi lub LAN do komputera, a tam w przeglądarce, obraz ten jest odbierany i odczytywany przez klientów.</text:p>
      <text:h text:style-name="P34" text:outline-level="2">Środowisko pracy.</text:h>
      <text:p text:style-name="P27">Pracę pisaliśmy w środowisku Eclipse, które świetnie współpracuje z Software Development Kit (SDK) Androida (środowisko to jest polecane przez większość developerów aplikacji na system Android). Telefon jaki posłużył nam do testowania to HTC, na którym zainstalowany był system Andoid w wersji 2.1 tzw. „Eclair”. Dodatkowo jeszcze w celu lepszej współpracy aplikację umieściliśmy na serwerze github.com jako zdalne repozytorium. Jest tutaj pewne ograniczenie, ponieważ w wersji darmowej można tworzyć repozytoria jednak są one publiczne (każdy może mieć wgląd w naszą pracę oraz może prześledzić jak aplikacja powstawała na każdym kolejnym etapie). Dzięki repozytorium mogliśmy skorzystać z bardzo cenionej sobie w branży IT: Systemu Kontroli Wersji (svn). Tutaj z pomocą przyszło nam narzędzie GIT (uważane w ostatnim czasie za lepszą wersję svn-a). Dokumentację natomiast sporządziliśmy w programie OpenOffice, wersja finalna natomiast zostanie udostępniona jako plik z rozszerzeniem pdf.</text:p>
      <text:h text:style-name="P32" text:outline-level="2">Technologie wykorzystane w aplikacji.</text:h>
      <text:p text:style-name="P27">Jak wiemy natywnym językiem programowania jaki występuje na platformach korzystających z Android-a jest język Java. Oprócz tego Google udostępnił także dla swojego systemu kilka innych narzędzi dla programistów bezpośrednio związanych z możliwościami jakie dają nam telefony. Dlatego też jądro (serwer aplikacji oraz obsługa aparatu) stworzyliśmy w technologii Java razem z Software Development Kit (SDK) Androida. </text:p>
      <text:p text:style-name="P27">Nad wyglądem aplikacji po stronie serwera (telefonu), korzystaliśmy dodatkowo z XML-a, standard jaki Google wymaga w aplikacjach. </text:p>
      <text:p text:style-name="P27">Po stronie klienta posłużyliśmy się technologiami HTML, CSS oraz JavaScript. HTML i CSS do wyglądu zewnętrznego (po stronie przeglądarki), JavaScript natomiast przy odbieraniu zdjęcia z serwera.</text:p>
      <text:h text:style-name="P33" text:outline-level="2">Ramowy plan wykonania pracy w poszczególnych etapach.</text:h>
      <text:list xml:id="list35514832" text:style-name="L1">
        <text:list-item>
          <text:p text:style-name="P37">Założenie repozytorium dla aplikacji na githubie (śledzenie zmian w aplikacji);</text:p>
        </text:list-item>
        <text:list-item>
          <text:p text:style-name="P37">Napisanie serwera obsługującego komunikację między telefonem, a klientami korzystającymi z przeglądarek internetowych:</text:p>
          <text:list>
            <text:list-item>
              <text:p text:style-name="P37">uruchomienie serwera przyciskiem „start server”;</text:p>
            </text:list-item>
            <text:list-item>
              <text:p text:style-name="P37">próba wysłania tekstu „Hello World” do klienta;</text:p>
            </text:list-item>
            <text:list-item>
              <text:p text:style-name="P37">wysłanie obrazka <text:s/>i innych plików z folderu assets (folder ten przechowuje pliki, które wykorzystuje aplikacja) przez serwer i odczyt po stronie klienta;</text:p>
            </text:list-item>
          </text:list>
        </text:list-item>
        <text:list-item>
          <text:p text:style-name="P37"><text:soft-page-break/>Obsługa kamerki/aparatu w telefonie:</text:p>
          <text:list>
            <text:list-item>
              <text:p text:style-name="P37">obsługa aparatu w telefonie;</text:p>
            </text:list-item>
            <text:list-item>
              <text:p text:style-name="P37">zapis/odczyt do wewnętrznego bufora pamięci, ewentualnie w celu sprawdzenia wyświetlanie obrazka w telefonie;</text:p>
            </text:list-item>
            <text:list-item>
              <text:p text:style-name="P37">wysłanie obrazka odczytanego do klienta;</text:p>
            </text:list-item>
          </text:list>
        </text:list-item>
        <text:list-item>
          <text:p text:style-name="P37">Odczytywanie z serwera (telefonu) odpowiedniego obrazu i wysłanie do klienta: </text:p>
          <text:list>
            <text:list-item>
              <text:p text:style-name="P37">próba odczytu poprzez metodę GET w przeglądarce oraz za pomocą skryptu JavaScript;</text:p>
            </text:list-item>
            <text:list-item>
              <text:p text:style-name="P37">„klatkowanie” zdjęć z odpowiednim czasem i prezentacja po stronie klienta;</text:p>
            </text:list-item>
          </text:list>
        </text:list-item>
        <text:list-item>
          <text:p text:style-name="P37">Dopracowanie ostatecznej wersji aplikacji, przygotowanie dokumentacji oraz przedstawienie projektu;</text:p>
        </text:list-item>
      </text:list>
      <text:h text:style-name="P29" text:outline-level="1">Budowa aplikacji.</text:h>
      <text:h text:style-name="P35" text:outline-level="2">Plik AndroidManifest.xml</text:h>
      <text:p text:style-name="P40">Naszym zdaniem jest to jeden z głównych plików naszej aplikacji. Bez niego niestety ale nasza aplikacja nie działała by właściwie. Jest tak ponieważ Google wprowadziło politykę, że każda aplikacja, jeżeli w jakiś sposób ingeruje w zasoby użytkownika systemu, to tylko poprzez dodanie odpowiedniego wpisu, może cokolwiek zmienić za jego zgodą. Dzięki temu jest zachowane pewne bezpieczeństwo dla użytkownika. Przedstawiamy zatem najważniejsze zezwolenia:</text:p>
      <text:p text:style-name="P13"><text:span text:style-name="T4">&lt;</text:span><text:span text:style-name="T10">uses-permission</text:span><text:span text:style-name="T2"> </text:span><text:span text:style-name="T16">android:name</text:span><text:span text:style-name="T20">=</text:span><text:span text:style-name="T24">"android.permission.INTERNET"</text:span><text:span text:style-name="T2"> </text:span><text:span text:style-name="T4">/&gt;</text:span></text:p>
      <text:p text:style-name="P17">To zezwolenie odpowiada za możliwość korzystania z internetu przez naszą aplikację.</text:p>
      <text:p text:style-name="P13"><text:span text:style-name="T3"><text:tab/>&lt;</text:span><text:span text:style-name="T9">uses-permission</text:span> <text:span text:style-name="T15">android:name</text:span><text:span text:style-name="T19">=</text:span><text:span text:style-name="T24">"android.permission.ACCESS_NETWORK_STATE"</text:span> <text:span text:style-name="T3">/&gt;</text:span></text:p>
      <text:p text:style-name="P16">To zezwolenie pozwala nam na dostęp do informacji na temat połączeń nawiązanych z telefonem.</text:p>
      <text:p text:style-name="P15"><text:span text:style-name="T3"><text:tab/>&lt;</text:span><text:span text:style-name="T9">uses-permission</text:span> <text:span text:style-name="T15">android:name</text:span>=<text:span text:style-name="T24">"android.permission.ACCESS_WIFI_STATE"</text:span> <text:span text:style-name="T3">/&gt;</text:span></text:p>
      <text:p text:style-name="P16">Tutaj korzystamy z zezwolenia na sprawdzenie czy łączymy się telefonem przez WiFi.</text:p>
      <text:p text:style-name="P14"><text:span text:style-name="T19"><text:tab/></text:span><text:span text:style-name="T5">&lt;</text:span><text:span text:style-name="T11">uses-permission</text:span><text:span text:style-name="T5"> </text:span><text:span text:style-name="T17">android:name</text:span><text:span text:style-name="T21">=</text:span><text:span text:style-name="T26">"android.permission.CAMERA"</text:span><text:span text:style-name="T5"> /&gt;</text:span></text:p>
      <text:p text:style-name="P16">Oraz ostatnie zezwolenie na korzystanie z aparatu znajdującego się w telefonie.</text:p>
      <text:h text:style-name="P36" text:outline-level="2">Wygląd aplikacji, plik main.xml</text:h>
      <text:p text:style-name="P25">W pliku main.xml znajdują się komponenty z których korzystamy w naszej aplikacji. My użyliśmy z następujących: </text:p>
      <text:list xml:id="list35512211" text:style-name="L2">
        <text:list-item>
          <text:p text:style-name="P41">2 pola tekstowe (TextView) do wyświetlenia podstawowych informacji na temat aplikacji; </text:p>
        </text:list-item>
        <text:list-item>
          <text:p text:style-name="P41">2 przyciski (Button-y), jeden do uruchamiania serwera i zatrzymywania go, a drugi do uruchamiania aparatu w telefonie;</text:p>
        </text:list-item>
        <text:list-item>
          <text:p text:style-name="P41">jeden komponent SurfaceView który odpowiada za obsługę zdarzenia „pstrykania” zdjęcia (jest on ukryty u nas w aplikacji); <text:s/></text:p>
        </text:list-item>
        <text:list-item>
          <text:p text:style-name="P41"><text:soft-page-break/>ostatni komponent do wyświetlenia aktualnie przechwyconego zdjęcia czyli ImageView.</text:p>
        </text:list-item>
      </text:list>
      <text:p text:style-name="P10"><text:span text:style-name="T7">&lt;?</text:span><text:span text:style-name="T13">xml</text:span><text:span text:style-name="T1"> </text:span><text:span text:style-name="T18">version</text:span><text:span text:style-name="T22">=</text:span><text:span text:style-name="T25">"1.0"</text:span><text:span text:style-name="T1"> </text:span><text:span text:style-name="T18">encoding</text:span><text:span text:style-name="T22">=</text:span><text:span text:style-name="T25">"utf-8"</text:span><text:span text:style-name="T7">?&gt;</text:span></text:p>
      <text:p text:style-name="P11"><text:span text:style-name="T3"><text:tab/>&lt;</text:span><text:span text:style-name="T9">LinearLayout</text:span> <text:span text:style-name="T15">xmlns:android</text:span><text:span text:style-name="T19">=</text:span><text:span text:style-name="T24">"http://schemas.android.com/apk/res/android"</text:span></text:p>
      <text:p text:style-name="P11"><text:s text:c="4"/><text:tab/><text:span text:style-name="T15">android:layout_width</text:span><text:span text:style-name="T19">=</text:span><text:span text:style-name="T24">"fill_parent"</text:span></text:p>
      <text:p text:style-name="P11"><text:s text:c="4"/><text:tab/><text:span text:style-name="T15">android:layout_height</text:span><text:span text:style-name="T19">=</text:span><text:span text:style-name="T24">"fill_parent"</text:span></text:p>
      <text:p text:style-name="P11"><text:s text:c="4"/><text:tab/><text:span text:style-name="T15">android:orientation</text:span><text:span text:style-name="T19">=</text:span><text:span text:style-name="T24">"vertical"</text:span> <text:span text:style-name="T3">&gt;</text:span></text:p>
      <text:p text:style-name="P11"/>
      <text:p text:style-name="P11"><text:span text:style-name="T19"><text:s text:c="4"/><text:tab/><text:tab/></text:span><text:span text:style-name="T3">&lt;</text:span><text:span text:style-name="T9">TextView</text:span></text:p>
      <text:p text:style-name="P11"><text:s text:c="8"/><text:tab/><text:span text:style-name="T15">android:id</text:span><text:span text:style-name="T19">=</text:span><text:span text:style-name="T24">"@+id/wifiInfo"</text:span></text:p>
      <text:p text:style-name="P11"><text:s text:c="8"/><text:tab/><text:span text:style-name="T15">android:layout_width</text:span><text:span text:style-name="T19">=</text:span><text:span text:style-name="T24">"fill_parent"</text:span></text:p>
      <text:p text:style-name="P11"><text:s text:c="8"/><text:tab/><text:span text:style-name="T15">android:layout_height</text:span><text:span text:style-name="T19">=</text:span><text:span text:style-name="T24">"wrap_content"</text:span> <text:span text:style-name="T3">/&gt;</text:span></text:p>
      <text:p text:style-name="P11"/>
      <text:p text:style-name="P30"><text:s text:c="4"/></text:p>
      <text:p text:style-name="P11"><text:span text:style-name="T19"><text:tab/><text:tab/></text:span><text:span text:style-name="T3">&lt;</text:span><text:span text:style-name="T9">TextView</text:span></text:p>
      <text:p text:style-name="P11"><text:s text:c="8"/><text:tab/><text:span text:style-name="T15">android:id</text:span><text:span text:style-name="T19">=</text:span><text:span text:style-name="T24">"@+id/textView1"</text:span></text:p>
      <text:p text:style-name="P11"><text:s text:c="8"/><text:tab/><text:span text:style-name="T15">android:layout_width</text:span><text:span text:style-name="T19">=</text:span><text:span text:style-name="T24">"fill_parent"</text:span></text:p>
      <text:p text:style-name="P11"><text:s text:c="8"/><text:tab/><text:span text:style-name="T15">android:layout_height</text:span><text:span text:style-name="T19">=</text:span><text:span text:style-name="T24">"wrap_content"</text:span> <text:span text:style-name="T3">/&gt;</text:span></text:p>
      <text:p text:style-name="P11"/>
      <text:p text:style-name="P11"><text:span text:style-name="T19"><text:s text:c="4"/><text:tab/><text:tab/></text:span><text:span text:style-name="T3">&lt;</text:span><text:span text:style-name="T9">Button</text:span></text:p>
      <text:p text:style-name="P11"><text:s text:c="8"/><text:tab/><text:span text:style-name="T15">android:id</text:span><text:span text:style-name="T19">=</text:span><text:span text:style-name="T24">"@+id/button1"</text:span></text:p>
      <text:p text:style-name="P11"><text:s text:c="8"/><text:tab/><text:span text:style-name="T15">android:layout_width</text:span><text:span text:style-name="T19">=</text:span><text:span text:style-name="T24">"fill_parent"</text:span></text:p>
      <text:p text:style-name="P11"><text:s text:c="8"/><text:tab/><text:span text:style-name="T15">android:layout_height</text:span><text:span text:style-name="T19">=</text:span><text:span text:style-name="T24">"wrap_content"</text:span> <text:span text:style-name="T3">/&gt;</text:span></text:p>
      <text:p text:style-name="P11"/>
      <text:p text:style-name="P11"><text:span text:style-name="T19"><text:s text:c="3"/></text:span><text:span text:style-name="T23"><text:s/><text:tab/><text:tab/></text:span><text:span text:style-name="T8">&lt;</text:span><text:span text:style-name="T14">Button</text:span></text:p>
      <text:p text:style-name="P11"><text:s text:c="8"/><text:tab/><text:span text:style-name="T15">android:id</text:span><text:span text:style-name="T19">=</text:span><text:span text:style-name="T24">"@+id/button2"</text:span></text:p>
      <text:p text:style-name="P11"><text:s text:c="8"/><text:tab/><text:span text:style-name="T15">android:layout_width</text:span><text:span text:style-name="T19">=</text:span><text:span text:style-name="T24">"fill_parent"</text:span></text:p>
      <text:p text:style-name="P11"><text:s text:c="8"/><text:tab/><text:span text:style-name="T15">android:layout_height</text:span><text:span text:style-name="T19">=</text:span><text:span text:style-name="T24">"wrap_content"</text:span> <text:span text:style-name="T3">/&gt;</text:span></text:p>
      <text:p text:style-name="P11"/>
      <text:p text:style-name="P11"><text:span text:style-name="T19"><text:s text:c="4"/><text:tab/><text:tab/></text:span><text:span text:style-name="T3">&lt;</text:span><text:span text:style-name="T9">ImageView</text:span></text:p>
      <text:p text:style-name="P11"><text:s text:c="8"/><text:tab/><text:span text:style-name="T15">android:id</text:span><text:span text:style-name="T19">=</text:span><text:span text:style-name="T24">"@+id/imageView1"</text:span></text:p>
      <text:p text:style-name="P11"><text:s text:c="8"/><text:tab/><text:span text:style-name="T15">android:layout_width</text:span><text:span text:style-name="T19">=</text:span><text:span text:style-name="T24">"fill_parent"</text:span></text:p>
      <text:p text:style-name="P11"><text:s text:c="8"/><text:tab/><text:span text:style-name="T15">android:layout_height</text:span><text:span text:style-name="T19">=</text:span><text:span text:style-name="T24">"134dp"</text:span></text:p>
      <text:p text:style-name="P11"><text:s text:c="8"/><text:tab/><text:span text:style-name="T15">android:layout_weight</text:span><text:span text:style-name="T19">=</text:span><text:span text:style-name="T24">"0.59"</text:span> <text:span text:style-name="T3">/&gt;</text:span></text:p>
      <text:p text:style-name="P11"/>
      <text:p text:style-name="P11"><text:span text:style-name="T19"><text:s text:c="4"/><text:tab/><text:tab/></text:span><text:span text:style-name="T3">&lt;</text:span><text:span text:style-name="T9">SurfaceView</text:span></text:p>
      <text:p text:style-name="P11"><text:s text:c="8"/><text:tab/><text:span text:style-name="T15">android:id</text:span><text:span text:style-name="T19">=</text:span><text:span text:style-name="T24">"@+id/surfaceView1"</text:span></text:p>
      <text:p text:style-name="P11"><text:s text:c="8"/><text:tab/><text:span text:style-name="T15">android:layout_width</text:span><text:span text:style-name="T19">=</text:span><text:span text:style-name="T24">"wrap_content"</text:span></text:p>
      <text:p text:style-name="P11"><text:s text:c="8"/><text:tab/><text:span text:style-name="T15">android:layout_height</text:span><text:span text:style-name="T19">=</text:span><text:span text:style-name="T24">"wrap_content"</text:span> <text:span text:style-name="T3">/&gt;</text:span></text:p>
      <text:p text:style-name="P11"/>
      <text:p text:style-name="P12"><text:span text:style-name="T6"><text:tab/>&lt;/</text:span><text:span text:style-name="T12">LinearLayout</text:span><text:span text:style-name="T6">&gt;</text:span></text:p>
      <text:p text:style-name="P1"/>
      <text:p text:style-name="P1"/>
      <text:p text:style-name="P1">///////////////////////////////////////////////////////////////////////////////////////////////////////////////////////////</text:p>
      <text:p text:style-name="P24">3. Problemy jakie wystąpiły podczas pisania projektu:</text:p>
      <text:p text:style-name="P31"/>
      <text:list xml:id="list35491070" text:style-name="L3">
        <text:list-item>
          <text:p text:style-name="P38">Przesłanie statycznych plików z folderu assets (już działa).</text:p>
        </text:list-item>
        <text:list-item>
          <text:p text:style-name="P38">Wysłanie obrazka z kamerki (już działa).</text:p>
        </text:list-item>
        <text:list-item>
          <text:p text:style-name="P38">Odbiór po stronie klienta, testy ze skryptem JavaScript (już działa).</text:p>
        </text:list-item>
        <text:list-item>
          <text:p text:style-name="P38">„Klatkowanie” obrazków na serwerze (działa na wirtualu);</text:p>
        </text:list-item>
        <text:list-item>
          <text:p text:style-name="P38">Przesył i odczyt kilku obrazków po stronie klienta;</text:p>
        </text:list-item>
      </text:list>
      <text:p text:style-name="P4"/>
      <text:p text:style-name="P24"><text:soft-page-break/>4. Postępy:</text:p>
      <text:list xml:id="list35504792" text:style-name="L4">
        <text:list-item>
          <text:p text:style-name="P39">repozytorium: https://github.com/konri1990/ProjektSystemyWbudowane;</text:p>
        </text:list-item>
        <text:list-item>
          <text:p text:style-name="P39">konfiguracja środowiska eclipse z SDK Androida;</text:p>
        </text:list-item>
        <text:list-item>
          <text:p text:style-name="P39">założenie przykładowego serwera (z buttonem start/stop) na androidzie</text:p>
        </text:list-item>
        <text:list-item>
          <text:p text:style-name="P39">próba wysłania przykładowego tekstu przez protokół HTTP (Hello Android),</text:p>
        </text:list-item>
        <text:list-item>
          <text:p text:style-name="P39"><text:s/>wysłanie pliku css i dwóch obrazków (wcześniej zapisanych statycznie w folderze assets) oraz klatkowanie ich po stronie klienta;</text:p>
        </text:list-item>
        <text:list-item>
          <text:p text:style-name="P39">podstawowa obsługa aparatu w telefonie;</text:p>
        </text:list-item>
        <text:list-item>
          <text:p text:style-name="P39">odebranie zdjęcia (jednego) z telefonu po stronie klienta;</text:p>
        </text:list-item>
      </text:list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er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er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er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er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er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er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>
      <style:text-properties fo:font-size="14pt" fo:font-style="normal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nrad </meta:initial-creator>
    <meta:creation-date>2012-03-14T21:09:20.05</meta:creation-date>
    <dc:date>2012-06-14T16:39:06.87</dc:date>
    <dc:creator>Konrad </dc:creator>
    <meta:editing-duration>PT4H33M8S</meta:editing-duration>
    <meta:editing-cycles>57</meta:editing-cycles>
    <meta:generator>OpenOffice.org/3.3$Win32 OpenOffice.org_project/330m20$Build-9567</meta:generator>
    <meta:document-statistic meta:table-count="0" meta:image-count="0" meta:object-count="0" meta:page-count="5" meta:paragraph-count="99" meta:word-count="857" meta:character-count="7382"/>
  </office:meta>
</office:document-meta>
</file>